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025cm" style:rel-column-width="2849*"/>
    </style:style>
    <style:style style:name="Table3.B" style:family="table-column">
      <style:table-column-properties style:column-width="5.246cm" style:rel-column-width="2974*"/>
    </style:style>
    <style:style style:name="Table3.C" style:family="table-column">
      <style:table-column-properties style:column-width="5.26cm" style:rel-column-width="2982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2" style:family="table" style:master-page-name="">
      <style:table-properties style:width="8.864cm" fo:margin-left="0.249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64cm" style:rel-column-width="502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3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4" style:family="paragraph" style:parent-style-name="Text_20_body">
      <style:paragraph-properties fo:margin-top="0.423cm" fo:margin-bottom="0.212cm"/>
    </style:style>
    <style:style style:name="P5" style:family="paragraph" style:parent-style-name="Text_20_body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 style:page-number="auto"/>
    </style:style>
    <style:style style:name="P9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0" style:family="paragraph" style:parent-style-name="Heading_20_4" style:master-page-name="">
      <style:paragraph-properties fo:margin-top="0.423cm" fo:margin-bottom="0.212cm" style:page-number="auto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language="en" fo:country="none"/>
    </style:style>
    <style:style style:name="T2" style:family="text">
      <style:text-properties style:font-name="CourierNewPSMT" style:font-name-asian="CourierNewPSMT" style:font-name-complex="CourierNewPSMT"/>
    </style:style>
    <style:style style:name="T3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4" style:family="text">
      <style:text-properties style:font-name="Verdana" fo:font-size="10pt" style:font-name-asian="Verdana" style:font-size-asian="10pt" style:font-name-complex="Verdana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T9" style:family="text">
      <style:text-properties style:language-asian="zh" style:country-asian="TW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TableChildren</text:h>
      <text:p text:style-name="Text_20_body_20_indent"><text:span text:style-name="T1">The cell of Tablelayout. The child component of Tablechildren only can be Panel.</text:span></text:p>
      <text:p text:style-name="P1"><draw:frame draw:style-name="fr1" draw:name="graphics1" text:anchor-type="paragraph" svg:width="16.379cm" svg:height="5.48cm" draw:z-index="0"><draw:image xlink:href="../images/Tablelayout.PNG" xlink:type="simple" xlink:show="embed" xlink:actuate="onLoad" draw:filter-name="&lt;所有的格式&gt;"/></draw:frame></text:p>
      <text:p text:style-name="Code">&lt;?xml version="1.0" encoding="UTF-8"?&gt;</text:p>
      <text:p text:style-name="Code"/>
      <text:p text:style-name="Code">&lt;?component name="panel" extends="panel" width="200px" height="200px" ?&gt;</text:p>
      <text:p text:style-name="Code"/>
      <text:p text:style-name="Code">&lt;zk&gt;</text:p>
      <text:p text:style-name="Code">&lt;label value="3 columns, 1 colspan, 1 rowspan"/&gt;</text:p>
      <text:p text:style-name="Code"/>
      <text:p text:style-name="Code">&lt;tablelayout id="tbl" columns="3"&gt;</text:p>
      <text:p text:style-name="Code"><text:tab/><text:tab/>&lt;tablechildren id="tc1" colspan="2"&gt;</text:p>
      <text:p text:style-name="Code"><text:tab/><text:tab/><text:tab/>&lt;panel title="table1" border="normal" </text:p>
      <text:p text:style-name="Code"><text:tab/><text:tab/><text:tab/> <text:tab/>maximizable="true" collapsible="true" &gt;</text:p>
      <text:p text:style-name="Code"><text:tab/><text:tab/><text:tab/> <text:tab/>&lt;panelchildren&gt;Panel&lt;/panelchildren&gt;<text:tab/></text:p>
      <text:p text:style-name="Code"><text:tab/><text:tab/><text:tab/> &lt;/panel&gt;</text:p>
      <text:p text:style-name="Code"><text:tab/><text:tab/>&lt;/tablechildren&gt;</text:p>
      <text:p text:style-name="Code"><text:tab/><text:tab/>&lt;tablechildren&gt;</text:p>
      <text:p text:style-name="Code"><text:tab/><text:tab/><text:tab/>&lt;panel title="table2" border="normal"</text:p>
      <text:p text:style-name="Code"><text:tab/><text:tab/><text:tab/> <text:tab/>maximizable="true" collapsible="true"&gt;</text:p>
      <text:p text:style-name="Code"><text:tab/><text:tab/><text:tab/> <text:tab/>&lt;panelchildren&gt;Panel&lt;/panelchildren&gt;</text:p>
      <text:p text:style-name="Code"><text:tab/><text:tab/><text:tab/> &lt;/panel&gt;</text:p>
      <text:p text:style-name="Code"><text:tab/><text:tab/>&lt;/tablechildren&gt;</text:p>
      <text:p text:style-name="Code">&lt;/tablelayout&gt;</text:p>
      <text:p text:style-name="Code">&lt;/zk&gt;</text:p>
      <text:h text:style-name="P2" text:outline-level="4">Class Name</text:h>
      <text:p text:style-name="P8"><text:span text:style-name="Source_20_Text"><text:span text:style-name="T6">org.zkoss.zkex.zul.Tablelayout</text:span></text:span></text:p>
      <text:h text:style-name="P3" text:outline-level="4">Supported Child Components</text:h>
      <text:p text:style-name="Text_20_body_20_indent_20_2"><text:span text:style-name="T8">*None</text:span></text:p>
      <text:h text:style-name="P3" text:outline-level="4">Supported Events</text:h>
      <text:p text:style-name="P5"><text:tab/> <text:span text:style-name="T7">*None</text:span></text:p>
      <text:h text:style-name="P10" text:outline-level="4"><text:soft-page-break/>Properties</text:h>
      <text:p text:style-name="P4"><text:tab/><text:span text:style-name="T8">*None</text:span></text:p>
      <text:h text:style-name="P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</table:table>
      <text:h text:style-name="Heading_20_4" text:outline-level="4"/>
      <text:h text:style-name="P3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7"><text:s/><text:a xlink:type="simple" xlink:href="../HtmlBasedComponent.xml">org.zkoss.zk.ui.HtmlBasedComponent</text:a> </text:p>
          </table:table-cell>
        </table:table-row>
        <table:table-row table:style-name="Table2.2">
          <table:table-cell table:style-name="Table2.A2" office:value-type="string">
            <text:p text:style-name="P7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 style:page-number="auto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7-08-27T17:20:11</meta:creation-date>
    <dc:date>2008-09-17T16:07:58</dc:date>
    <dc:language>en-US</dc:language>
    <meta:editing-cycles>91</meta:editing-cycles>
    <meta:editing-duration>PT4H31M51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37" meta:word-count="103" meta:character-count="922"/>
  </office:meta>
</office:document-meta>
</file>